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solid" draw:fill-color="#ccff99" draw:textarea-vertical-align="middle"/>
    </style:style>
    <style:style style:name="gr4" style:family="graphic" style:parent-style-name="objectwithoutfill">
      <style:graphic-properties svg:stroke-width="0.2cm" svg:stroke-color="#ff3333" draw:marker-start-width="0.5cm" draw:marker-end-width="0.5cm" draw:fill="none" draw:textarea-vertical-align="middle" fo:padding-top="0.225cm" fo:padding-bottom="0.225cm" fo:padding-left="0.35cm" fo:padding-right="0.35cm"/>
    </style:style>
    <style:style style:name="gr5" style:family="graphic" style:parent-style-name="objectwithoutfill">
      <style:graphic-properties svg:stroke-width="0.2cm" draw:marker-start-width="0.5cm" draw:marker-end-width="0.5cm" draw:fill="none" draw:textarea-vertical-align="middle" fo:padding-top="0.225cm" fo:padding-bottom="0.225cm" fo:padding-left="0.35cm" fo:padding-right="0.35cm"/>
    </style:style>
    <style:style style:name="gr6" style:family="graphic" style:parent-style-name="objectwithoutfill">
      <style:graphic-properties draw:stroke="dash" draw:stroke-dash="Ultrafine_20_Dashed" svg:stroke-width="0.15cm" svg:stroke-color="#ffcc00" draw:marker-start-width="0.425cm" draw:marker-end-width="0.425cm" draw:fill="none" draw:textarea-vertical-align="middle" fo:padding-top="0.2cm" fo:padding-bottom="0.2cm" fo:padding-left="0.325cm" fo:padding-right="0.325cm"/>
    </style:style>
    <style:style style:name="gr7" style:family="graphic" style:parent-style-name="objectwithoutfill">
      <style:graphic-properties draw:stroke="dash" draw:stroke-dash="Ultrafine_20_Dashed" svg:stroke-width="0.15cm" svg:stroke-color="#3333ff" draw:marker-start-width="0.425cm" draw:marker-end-width="0.425cm" draw:fill="none" draw:textarea-vertical-align="middle" fo:padding-top="0.2cm" fo:padding-bottom="0.2cm" fo:padding-left="0.325cm" fo:padding-right="0.325cm"/>
    </style:style>
    <style:style style:name="gr8" style:family="graphic" style:parent-style-name="standard">
      <style:graphic-properties draw:fill="solid" draw:fill-color="#cccccc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center" style:text-autospace="non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'Microsoft YaHei'" style:font-family-generic-asian="system" style:font-pitch-asian="variable" style:font-size-asian="10pt" style:font-style-asian="normal" style:font-weight-asian="normal" style:font-family-complex="Mangal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3cm" svg:height="1.5cm" svg:x="11.2cm" svg:y="6.3cm">
          <text:p text:style-name="P1"><text:span text:style-name="T1">Engine</text:span></text:p>
          <text:p text:style-name="P1"><text:span text:style-name="T1">Sensors</text:span></text:p>
        </draw:rect>
        <draw:custom-shape draw:style-name="gr2" draw:text-style-name="P1" draw:layer="layout" svg:width="0.2cm" svg:height="2.5cm" svg:x="17.1cm" svg:y="7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2cm" svg:height="2.5cm" svg:x="17cm" svg:y="7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2cm" svg:height="2.5cm" svg:x="13.1cm" svg:y="7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2cm" svg:height="2.5cm" svg:x="13cm" svg:y="7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2cm" svg:height="2.5cm" svg:x="23.9cm" svg:y="8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2cm" svg:height="2.5cm" svg:x="7.9cm" svg:y="8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2cm" svg:height="2.5cm" svg:x="12.9cm" svg:y="7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2cm" svg:height="2.5cm" svg:x="11.9cm" svg:y="8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2cm" svg:height="2.5cm" svg:x="16.9cm" svg:y="7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2cm" svg:height="2.5cm" svg:x="15.9cm" svg:y="8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2cm" svg:height="2.5cm" svg:x="21.1cm" svg:y="7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2cm" svg:height="2.5cm" svg:x="21cm" svg:y="7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2cm" svg:height="2.5cm" svg:x="20.9cm" svg:y="7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2cm" svg:height="2.5cm" svg:x="19.9cm" svg:y="8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2cm" svg:height="2.5cm" svg:x="8.9cm" svg:y="7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" draw:text-style-name="P2" draw:layer="layout" svg:width="3cm" svg:height="1.5cm" svg:x="7.2cm" svg:y="10.8cm">
          <text:p text:style-name="P1"><text:span text:style-name="T1">Display</text:span></text:p>
          <text:p text:style-name="P1"><text:span text:style-name="T1">Modules</text:span></text:p>
        </draw:rect>
        <draw:custom-shape draw:style-name="gr2" draw:text-style-name="P1" draw:layer="layout" svg:width="0.2cm" svg:height="2.5cm" svg:x="7.8cm" svg:y="8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" draw:text-style-name="P2" draw:layer="layout" svg:width="3cm" svg:height="1.5cm" svg:x="7.1cm" svg:y="10.9cm">
          <text:p text:style-name="P1"><text:span text:style-name="T1">Display</text:span></text:p>
          <text:p text:style-name="P1"><text:span text:style-name="T1">Modules</text:span></text:p>
        </draw:rect>
        <draw:custom-shape draw:style-name="gr2" draw:text-style-name="P1" draw:layer="layout" svg:width="0.2cm" svg:height="2.5cm" svg:x="7.7cm" svg:y="8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" draw:text-style-name="P2" draw:layer="layout" svg:width="3cm" svg:height="1.5cm" svg:x="7cm" svg:y="11cm">
          <draw:glue-point draw:id="4" svg:x="-1.666cm" svg:y="-5cm"/>
          <text:p text:style-name="P1"><text:span text:style-name="T1">Display</text:span></text:p>
          <text:p text:style-name="P1"><text:span text:style-name="T1">Modules</text:span></text:p>
        </draw:rect>
        <draw:rect draw:style-name="gr1" draw:text-style-name="P2" draw:layer="layout" svg:width="3cm" svg:height="1.5cm" svg:x="7cm" svg:y="6.5cm">
          <draw:glue-point draw:id="4" svg:x="1.666cm" svg:y="5cm"/>
          <text:p text:style-name="P1"><text:span text:style-name="T1">Navigation</text:span></text:p>
          <text:p text:style-name="P1"><text:span text:style-name="T1">System</text:span></text:p>
        </draw:rect>
        <draw:rect draw:style-name="gr1" draw:text-style-name="P2" draw:layer="layout" svg:width="3cm" svg:height="1.5cm" svg:x="11.1cm" svg:y="6.4cm">
          <text:p text:style-name="P1"><text:span text:style-name="T1">Engine</text:span></text:p>
          <text:p text:style-name="P1"><text:span text:style-name="T1">Sensors</text:span></text:p>
        </draw:rect>
        <draw:rect draw:style-name="gr1" draw:text-style-name="P2" draw:layer="layout" svg:width="3cm" svg:height="1.5cm" svg:x="11cm" svg:y="6.5cm">
          <draw:glue-point draw:id="4" svg:x="1.666cm" svg:y="5cm"/>
          <text:p text:style-name="P1"><text:span text:style-name="T1">Engine</text:span></text:p>
          <text:p text:style-name="P1"><text:span text:style-name="T1">Sensors</text:span></text:p>
        </draw:rect>
        <draw:rect draw:style-name="gr1" draw:text-style-name="P2" draw:layer="layout" svg:width="3cm" svg:height="1.5cm" svg:x="11cm" svg:y="11cm">
          <draw:glue-point draw:id="4" svg:x="-1.666cm" svg:y="-5cm"/>
          <text:p text:style-name="P1"><text:span text:style-name="T1">Computer</text:span></text:p>
          <text:p text:style-name="P1"><text:span text:style-name="T1">Interface</text:span></text:p>
        </draw:rect>
        <draw:rect draw:style-name="gr3" draw:text-style-name="P3" draw:layer="layout" svg:width="1.3cm" svg:height="0.5cm" svg:x="11.1cm" svg:y="13.8cm">
          <text:p text:style-name="P1"><text:span text:style-name="T2">Tablet</text:span></text:p>
        </draw:rect>
        <draw:rect draw:style-name="gr3" draw:text-style-name="P3" draw:layer="layout" svg:width="2.8cm" svg:height="0.5cm" svg:x="11.1cm" svg:y="12.6cm">
          <text:p text:style-name="P1"><text:span text:style-name="T2">Smartphone</text:span></text:p>
        </draw:rect>
        <draw:rect draw:style-name="gr3" draw:text-style-name="P3" draw:layer="layout" svg:width="2.8cm" svg:height="0.5cm" svg:x="11.1cm" svg:y="13.2cm">
          <text:p text:style-name="P1"><text:span text:style-name="T2">Smartwatch</text:span></text:p>
        </draw:rect>
        <draw:rect draw:style-name="gr1" draw:text-style-name="P2" draw:layer="layout" svg:width="3cm" svg:height="1.5cm" svg:x="15.2cm" svg:y="6.3cm">
          <text:p text:style-name="P1"><text:span text:style-name="T1">Output</text:span></text:p>
          <text:p text:style-name="P1"><text:span text:style-name="T1">Modules</text:span></text:p>
        </draw:rect>
        <draw:rect draw:style-name="gr1" draw:text-style-name="P2" draw:layer="layout" svg:width="3cm" svg:height="1.5cm" svg:x="15.1cm" svg:y="6.4cm">
          <text:p text:style-name="P1"><text:span text:style-name="T1">Output</text:span></text:p>
          <text:p text:style-name="P1"><text:span text:style-name="T1">Modules</text:span></text:p>
        </draw:rect>
        <draw:rect draw:style-name="gr1" draw:text-style-name="P2" draw:layer="layout" svg:width="3cm" svg:height="1.5cm" svg:x="15cm" svg:y="6.5cm">
          <draw:glue-point draw:id="4" svg:x="1.666cm" svg:y="5cm"/>
          <text:p text:style-name="P1"><text:span text:style-name="T1">Aircraft</text:span></text:p>
          <text:p text:style-name="P1"><text:span text:style-name="T1">Interfaces</text:span></text:p>
        </draw:rect>
        <draw:rect draw:style-name="gr1" draw:text-style-name="P2" draw:layer="layout" svg:width="3cm" svg:height="1.5cm" svg:x="19.2cm" svg:y="6.3cm">
          <text:p text:style-name="P1"><text:span text:style-name="T1">Interface</text:span></text:p>
          <text:p text:style-name="P1"><text:span text:style-name="T1">Modules</text:span></text:p>
        </draw:rect>
        <draw:rect draw:style-name="gr1" draw:text-style-name="P2" draw:layer="layout" svg:width="3cm" svg:height="1.5cm" svg:x="19.1cm" svg:y="6.4cm">
          <text:p text:style-name="P1"><text:span text:style-name="T1">Interface</text:span></text:p>
          <text:p text:style-name="P1"><text:span text:style-name="T1">Modules</text:span></text:p>
        </draw:rect>
        <draw:rect draw:style-name="gr1" draw:text-style-name="P2" draw:layer="layout" svg:width="3cm" svg:height="1.5cm" svg:x="19cm" svg:y="6.5cm">
          <draw:glue-point draw:id="4" svg:x="1.666cm" svg:y="5cm"/>
          <text:p text:style-name="P1"><text:span text:style-name="T1">Interface</text:span></text:p>
          <text:p text:style-name="P1"><text:span text:style-name="T1">Modules</text:span></text:p>
        </draw:rect>
        <draw:rect draw:style-name="gr3" draw:text-style-name="P3" draw:layer="layout" svg:width="1.2cm" svg:height="0.5cm" svg:x="8.7cm" svg:y="5.7cm">
          <text:p text:style-name="P1"><text:span text:style-name="T2">GPS</text:span></text:p>
        </draw:rect>
        <draw:rect draw:style-name="gr3" draw:text-style-name="P3" draw:layer="layout" svg:width="1.2cm" svg:height="0.5cm" svg:x="8.7cm" svg:y="5.1cm">
          <text:p text:style-name="P1"><text:span text:style-name="T2">IMUs</text:span></text:p>
        </draw:rect>
        <draw:rect draw:style-name="gr3" draw:text-style-name="P3" draw:layer="layout" svg:width="1.5cm" svg:height="0.5cm" svg:x="7.1cm" svg:y="5.7cm">
          <text:p text:style-name="P1"><text:span text:style-name="T2">Pitot</text:span></text:p>
        </draw:rect>
        <draw:rect draw:style-name="gr3" draw:text-style-name="P3" draw:layer="layout" svg:width="2.9cm" svg:height="0.5cm" svg:x="19.2cm" svg:y="5.1cm">
          <text:p text:style-name="P1"><text:span text:style-name="T2">Cockpit Intercom</text:span></text:p>
        </draw:rect>
        <draw:rect draw:style-name="gr3" draw:text-style-name="P3" draw:layer="layout" svg:width="2.9cm" svg:height="0.5cm" svg:x="19.2cm" svg:y="4.5cm">
          <text:p text:style-name="P1"><text:span text:style-name="T2">VHF Transceiver</text:span></text:p>
        </draw:rect>
        <draw:rect draw:style-name="gr3" draw:text-style-name="P3" draw:layer="layout" svg:width="2.9cm" svg:height="0.5cm" svg:x="19.2cm" svg:y="5.7cm">
          <text:p text:style-name="P1"><text:span text:style-name="T2">ATC Transponder</text:span></text:p>
        </draw:rect>
        <draw:rect draw:style-name="gr3" draw:text-style-name="P3" draw:layer="layout" svg:width="1.4cm" svg:height="0.5cm" svg:x="16.7cm" svg:y="5.7cm">
          <text:p text:style-name="P1"><text:span text:style-name="T2">Flaps</text:span></text:p>
        </draw:rect>
        <draw:rect draw:style-name="gr3" draw:text-style-name="P3" draw:layer="layout" svg:width="1.4cm" svg:height="0.5cm" svg:x="15.2cm" svg:y="5.7cm">
          <text:p text:style-name="P1"><text:span text:style-name="T2">Trims</text:span></text:p>
        </draw:rect>
        <draw:rect draw:style-name="gr3" draw:text-style-name="P3" draw:layer="layout" svg:width="1.4cm" svg:height="0.5cm" svg:x="15.2cm" svg:y="5.1cm">
          <text:p text:style-name="P1"><text:span text:style-name="T2">Lights</text:span></text:p>
        </draw:rect>
        <draw:rect draw:style-name="gr3" draw:text-style-name="P3" draw:layer="layout" svg:width="1.4cm" svg:height="0.5cm" svg:x="16.7cm" svg:y="5.1cm">
          <text:p text:style-name="P1"><text:span text:style-name="T2">Heater</text:span></text:p>
        </draw:rect>
        <draw:rect draw:style-name="gr3" draw:text-style-name="P3" draw:layer="layout" svg:width="1.4cm" svg:height="0.5cm" svg:x="12.5cm" svg:y="13.8cm">
          <text:p text:style-name="P1"><text:span text:style-name="T2">RasPi</text:span></text:p>
        </draw:rect>
        <draw:rect draw:style-name="gr1" draw:text-style-name="P2" draw:layer="layout" svg:width="3cm" svg:height="1.5cm" svg:x="15cm" svg:y="11cm">
          <draw:glue-point draw:id="4" svg:x="-1.666cm" svg:y="-5cm"/>
          <text:p text:style-name="P1"><text:span text:style-name="T1">Black Box</text:span></text:p>
          <text:p text:style-name="P1"><text:span text:style-name="T1">Logging</text:span></text:p>
        </draw:rect>
        <draw:rect draw:style-name="gr3" draw:text-style-name="P3" draw:layer="layout" svg:width="1.5cm" svg:height="0.5cm" svg:x="7.1cm" svg:y="5.1cm">
          <text:p text:style-name="P1"><text:span text:style-name="T2">Baro</text:span></text:p>
        </draw:rect>
        <draw:rect draw:style-name="gr1" draw:text-style-name="P2" draw:layer="layout" svg:width="3cm" svg:height="1.5cm" svg:x="19cm" svg:y="11cm">
          <draw:glue-point draw:id="4" svg:x="-1.666cm" svg:y="-5cm"/>
          <text:p text:style-name="P1"><text:span text:style-name="T1">Fuel</text:span></text:p>
          <text:p text:style-name="P1"><text:span text:style-name="T1">Management</text:span></text:p>
        </draw:rect>
        <draw:rect draw:style-name="gr3" draw:text-style-name="P3" draw:layer="layout" svg:width="1.8cm" svg:height="0.5cm" svg:x="15.2cm" svg:y="4.5cm">
          <text:p text:style-name="P1"><text:span text:style-name="T2">Warnings</text:span></text:p>
        </draw:rect>
        <draw:rect draw:style-name="gr3" draw:text-style-name="P3" draw:layer="layout" svg:width="1cm" svg:height="0.5cm" svg:x="17.1cm" svg:y="4.5cm">
          <text:p text:style-name="P1"><text:span text:style-name="T2">Gear</text:span></text:p>
        </draw:rect>
        <draw:rect draw:style-name="gr3" draw:text-style-name="P3" draw:layer="layout" svg:width="2.8cm" svg:height="0.5cm" svg:x="15.1cm" svg:y="12.6cm">
          <text:p text:style-name="P1"><text:span text:style-name="T2">Micro SD Card</text:span></text:p>
        </draw:rect>
        <draw:rect draw:style-name="gr3" draw:text-style-name="P3" draw:layer="layout" svg:width="1.6cm" svg:height="0.5cm" svg:x="8.4cm" svg:y="13.2cm">
          <text:p text:style-name="P1"><text:span text:style-name="T2">LED Bars</text:span></text:p>
        </draw:rect>
        <draw:rect draw:style-name="gr3" draw:text-style-name="P3" draw:layer="layout" svg:width="2.8cm" svg:height="0.5cm" svg:x="7.1cm" svg:y="4.5cm">
          <text:p text:style-name="P1"><text:span text:style-name="T2">Waypoints</text:span></text:p>
        </draw:rect>
        <draw:rect draw:style-name="gr3" draw:text-style-name="P3" draw:layer="layout" svg:width="1.2cm" svg:height="0.5cm" svg:x="7.1cm" svg:y="13.2cm">
          <text:p text:style-name="P1"><text:span text:style-name="T2">OLED</text:span></text:p>
        </draw:rect>
        <draw:rect draw:style-name="gr3" draw:text-style-name="P3" draw:layer="layout" svg:width="0.9cm" svg:height="0.5cm" svg:x="8.1cm" svg:y="12.6cm">
          <text:p text:style-name="P1"><text:span text:style-name="T2">TFT</text:span></text:p>
        </draw:rect>
        <draw:rect draw:style-name="gr3" draw:text-style-name="P3" draw:layer="layout" svg:width="0.9cm" svg:height="0.5cm" svg:x="7.1cm" svg:y="12.6cm">
          <text:p text:style-name="P1"><text:span text:style-name="T2">LCD</text:span></text:p>
        </draw:rect>
        <draw:rect draw:style-name="gr3" draw:text-style-name="P3" draw:layer="layout" svg:width="0.9cm" svg:height="0.5cm" svg:x="9.1cm" svg:y="12.6cm">
          <text:p text:style-name="P1"><text:span text:style-name="T2">STN</text:span></text:p>
        </draw:rect>
        <draw:rect draw:style-name="gr3" draw:text-style-name="P3" draw:layer="layout" svg:width="0.9cm" svg:height="0.5cm" svg:x="11.1cm" svg:y="5.696cm">
          <text:p text:style-name="P1"><text:span text:style-name="T2">RPM</text:span></text:p>
        </draw:rect>
        <draw:rect draw:style-name="gr3" draw:text-style-name="P3" draw:layer="layout" svg:width="0.9cm" svg:height="0.5cm" svg:x="12.1cm" svg:y="5.7cm">
          <text:p text:style-name="P1"><text:span text:style-name="T2">CHT</text:span></text:p>
        </draw:rect>
        <draw:rect draw:style-name="gr3" draw:text-style-name="P3" draw:layer="layout" svg:width="0.9cm" svg:height="0.5cm" svg:x="13.1cm" svg:y="5.7cm">
          <text:p text:style-name="P1"><text:span text:style-name="T2">EGT</text:span></text:p>
        </draw:rect>
        <draw:rect draw:style-name="gr3" draw:text-style-name="P3" draw:layer="layout" svg:width="1.1cm" svg:height="0.5cm" svg:x="12.9cm" svg:y="5.1cm">
          <text:p text:style-name="P1"><text:span text:style-name="T2">Hobbs</text:span></text:p>
        </draw:rect>
        <draw:rect draw:style-name="gr3" draw:text-style-name="P3" draw:layer="layout" svg:width="1.7cm" svg:height="0.5cm" svg:x="11.1cm" svg:y="5.1cm">
          <text:p text:style-name="P1"><text:span text:style-name="T2">Pressures</text:span></text:p>
        </draw:rect>
        <draw:rect draw:style-name="gr3" draw:text-style-name="P3" draw:layer="layout" svg:width="2.9cm" svg:height="0.5cm" svg:x="11.1cm" svg:y="4.5cm">
          <text:p text:style-name="P1"><text:span text:style-name="T2">Temperatures</text:span></text:p>
        </draw:rect>
        <draw:rect draw:style-name="gr3" draw:text-style-name="P3" draw:layer="layout" svg:width="2.8cm" svg:height="0.5cm" svg:x="15.1cm" svg:y="13.2cm">
          <text:p text:style-name="P1"><text:span text:style-name="T2">USB Interface</text:span></text:p>
        </draw:rect>
        <draw:rect draw:style-name="gr3" draw:text-style-name="P3" draw:layer="layout" svg:width="2.9cm" svg:height="0.5cm" svg:x="7.1cm" svg:y="13.8cm">
          <text:p text:style-name="P1"><text:span text:style-name="T2">Various Sizes</text:span></text:p>
        </draw:rect>
        <draw:rect draw:style-name="gr3" draw:text-style-name="P3" draw:layer="layout" svg:width="1.1cm" svg:height="0.5cm" svg:x="19.1cm" svg:y="12.6cm">
          <text:p text:style-name="P1"><text:span text:style-name="T2">Level</text:span></text:p>
        </draw:rect>
        <draw:rect draw:style-name="gr3" draw:text-style-name="P3" draw:layer="layout" svg:width="1.6cm" svg:height="0.5cm" svg:x="20.3cm" svg:y="12.6cm">
          <text:p text:style-name="P1"><text:span text:style-name="T2">Pressure</text:span></text:p>
        </draw:rect>
        <draw:rect draw:style-name="gr3" draw:text-style-name="P3" draw:layer="layout" svg:width="1.1cm" svg:height="0.5cm" svg:x="19.1cm" svg:y="13.2cm">
          <text:p text:style-name="P1"><text:span text:style-name="T2">Flow</text:span></text:p>
        </draw:rect>
        <draw:rect draw:style-name="gr3" draw:text-style-name="P3" draw:layer="layout" svg:width="1.6cm" svg:height="0.5cm" svg:x="20.3cm" svg:y="13.2cm">
          <text:p text:style-name="P1"><text:span text:style-name="T2">Pump</text:span></text:p>
        </draw:rect>
        <draw:rect draw:style-name="gr3" draw:text-style-name="P3" draw:layer="layout" svg:width="2.8cm" svg:height="0.5cm" svg:x="19.1cm" svg:y="13.8cm">
          <text:p text:style-name="P1"><text:span text:style-name="T2">Endurance</text:span></text:p>
        </draw:rect>
        <draw:rect draw:style-name="gr3" draw:text-style-name="P3" draw:layer="layout" svg:width="2.8cm" svg:height="0.5cm" svg:x="15.1cm" svg:y="13.8cm">
          <text:p text:style-name="P1"><text:span text:style-name="T2">Statistics</text:span></text:p>
        </draw:rect>
        <draw:rect draw:style-name="gr3" draw:text-style-name="P3" draw:layer="layout" svg:width="1.8cm" svg:height="0.5cm" svg:x="3.1cm" svg:y="9cm">
          <text:p text:style-name="P1"><text:span text:style-name="T2">Alternator</text:span></text:p>
        </draw:rect>
        <draw:rect draw:style-name="gr3" draw:text-style-name="P3" draw:layer="layout" svg:width="1.8cm" svg:height="0.5cm" svg:x="3.1cm" svg:y="9.6cm">
          <text:p text:style-name="P1"><text:span text:style-name="T2">Battery</text:span></text:p>
        </draw:rect>
        <draw:rect draw:style-name="gr1" draw:text-style-name="P2" draw:layer="layout" svg:width="3cm" svg:height="1.5cm" svg:x="23cm" svg:y="11cm">
          <draw:glue-point draw:id="4" svg:x="-1.666cm" svg:y="-5cm"/>
          <text:p text:style-name="P1"><text:span text:style-name="T1">Situational</text:span></text:p>
          <text:p text:style-name="P1"><text:span text:style-name="T1">Awareness</text:span></text:p>
        </draw:rect>
        <draw:rect draw:style-name="gr3" draw:text-style-name="P3" draw:layer="layout" svg:width="2.8cm" svg:height="0.5cm" svg:x="23.1cm" svg:y="12.6cm">
          <text:p text:style-name="P4"><text:span text:style-name="T3">ADS-B</text:span></text:p>
        </draw:rect>
        <draw:rect draw:style-name="gr3" draw:text-style-name="P3" draw:layer="layout" svg:width="2.8cm" svg:height="0.5cm" svg:x="23.1cm" svg:y="13.2cm">
          <text:p text:style-name="P4"><text:span text:style-name="T3">ISM-Band</text:span></text:p>
        </draw:rect>
        <draw:rect draw:style-name="gr3" draw:text-style-name="P3" draw:layer="layout" svg:width="2.8cm" svg:height="0.5cm" svg:x="23.1cm" svg:y="13.8cm">
          <text:p text:style-name="P4"><text:span text:style-name="T3">Weather Stations</text:span></text:p>
        </draw:rect>
        <draw:line draw:style-name="gr4" draw:text-style-name="P1" draw:layer="layout" svg:x1="7cm" svg:y1="9cm" svg:x2="25.5cm" svg:y2="9cm">
          <text:p/>
        </draw:line>
        <draw:line draw:style-name="gr5" draw:text-style-name="P1" draw:layer="layout" svg:x1="7cm" svg:y1="10cm" svg:x2="25.5cm" svg:y2="10cm">
          <text:p/>
        </draw:line>
        <draw:line draw:style-name="gr6" draw:text-style-name="P1" draw:layer="layout" svg:x1="7cm" svg:y1="9.4cm" svg:x2="25.5cm" svg:y2="9.4cm">
          <text:p/>
        </draw:line>
        <draw:line draw:style-name="gr7" draw:text-style-name="P1" draw:layer="layout" svg:x1="7cm" svg:y1="9.6cm" svg:x2="25.5cm" svg:y2="9.6cm">
          <text:p/>
        </draw:line>
        <draw:rect draw:style-name="gr8" draw:text-style-name="P3" draw:layer="layout" svg:width="2cm" svg:height="0.5cm" draw:transform="rotate (-1.57079632679579) translate (26cm 8.6cm)">
          <text:p text:style-name="P1"><text:span text:style-name="T2">CAN Bus</text:span></text:p>
        </draw:rect>
        <draw:rect draw:style-name="gr1" draw:text-style-name="P2" draw:layer="layout" svg:width="2cm" svg:height="2cm" svg:x="5cm" svg:y="8.5cm">
          <text:p text:style-name="P1"><text:span text:style-name="T1">Power</text:span></text:p>
          <text:p text:style-name="P1"><text:span text:style-name="T1">Module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Z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margin-top="0cm" fo:margin-bottom="0.497cm" fo:line-height="108%" fo:text-align="start" fo:text-indent="0cm" style:text-autospace="ideograph-alpha"/>
      <style:text-properties fo:font-family="Calibri" style:font-family-generic="swiss" style:font-pitch="variable" fo:font-size="11pt" fo:language="en" fo:country="ZA" style:font-family-asian="'Times New Roman'" style:font-family-generic-asian="roman" style:font-pitch-asian="variable" style:font-size-asian="11pt" style:language-asian="en" style:country-asian="US" style:font-family-complex="Calibri" style:font-family-generic-complex="swiss" style:font-pitch-complex="variable" style:font-size-complex="11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ene Broich</meta:initial-creator>
    <meta:creation-date>2017-03-21T17:17:47.38</meta:creation-date>
    <dc:date>2017-03-26T16:18:32.17</dc:date>
    <dc:creator>Rene Broich</dc:creator>
    <meta:editing-duration>PT3H33M19S</meta:editing-duration>
    <meta:editing-cycles>29</meta:editing-cycles>
    <meta:generator>OpenOffice/4.1.1$Win32 OpenOffice.org_project/411m6$Build-9775</meta:generator>
    <meta:document-statistic meta:object-count="83"/>
  </office:meta>
</office:document-meta>
</file>